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fe5af" officeooo:paragraph-rsid="000fe5af" style:font-size-asian="60pt" style:font-size-complex="60pt"/>
    </style:style>
    <style:style style:name="P2" style:family="paragraph" style:parent-style-name="Standard">
      <style:text-properties fo:font-size="60pt" officeooo:rsid="000fe5af" officeooo:paragraph-rsid="000fe5af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60pt" officeooo:rsid="00113a49" officeooo:paragraph-rsid="00113a49" style:font-size-asian="60pt" style:font-size-complex="60pt"/>
    </style:style>
    <style:style style:name="P4" style:family="paragraph" style:parent-style-name="Standard">
      <style:paragraph-properties fo:text-align="center" style:justify-single-word="false" fo:break-before="page"/>
      <style:text-properties fo:font-size="60pt" officeooo:rsid="000fe5af" officeooo:paragraph-rsid="000fe5af" style:font-size-asian="60pt" style:font-size-complex="60pt"/>
    </style:style>
    <style:style style:name="P5" style:family="paragraph" style:parent-style-name="Standard">
      <style:paragraph-properties fo:text-align="center" style:justify-single-word="false" fo:break-before="page"/>
      <style:text-properties fo:font-size="60pt" officeooo:rsid="00113a49" officeooo:paragraph-rsid="00113a49" style:font-size-asian="60pt" style:font-size-complex="60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officeooo:rsid="0010d997"/>
    </style:style>
    <style:style style:name="T2" style:family="text">
      <style:text-properties officeooo:rsid="0013a0d7"/>
    </style:style>
    <style:style style:name="gr1" style:family="graphic">
      <style:graphic-properties svg:stroke-width="0.2201in" svg:stroke-color="#333333" draw:marker-start-width="0.4661in" draw:marker-end="Arrowheads_20_1" draw:marker-end-width="0.4661in" draw:fill-color="#000000" draw:textarea-horizontal-align="center" draw:textarea-vertical-align="middle" fo:padding-top="0.1071in" fo:padding-bottom="0.1071in" fo:padding-left="0.1071in" fo:padding-right="0.1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PLEASE </text:span>USE THE OTHER DOOR</text:p>
      <text:p text:style-name="P2"><draw:line text:anchor-type="paragraph" draw:z-index="0" draw:name="Shape2" draw:style-name="gr1" draw:text-style-name="P6" svg:x1="6.0906in" svg:y1="1.6244in" svg:x2="1.1543in" svg:y2="1.6244in"><text:p/></draw:line></text:p>
      <text:p text:style-name="P4"/>
      <text:p text:style-name="P1"/>
      <text:p text:style-name="P1"/>
      <text:p text:style-name="P1">THIS DOOR</text:p>
      <text:p text:style-name="P1"/>
      <text:p text:style-name="P1">;)</text:p>
      <text:p text:style-name="P1"/>
      <text:p text:style-name="P5"/>
      <text:p text:style-name="P3">KEEP QUIET</text:p>
      <text:p text:style-name="P1"/>
      <text:p text:style-name="P3">PRESENTATION DOWNSTAIRS</text:p>
      <text:p text:style-name="P3"/>
      <text:p text:style-name="P3">(FEEL FREE TO JOIN)<text:line-break/></text:p>
      <text:p text:style-name="P3"/>
      <text:p text:style-name="P3"><text:soft-page-break/></text:p>
      <text:p text:style-name="P3"/>
      <text:p text:style-name="P3">DON’T <text:span text:style-name="T2">GO</text:span> DOWNSTAIRS <text:span text:style-name="T2">(check-in room)</text:span></text:p>
      <text:p text:style-name="P3"/>
      <text:p text:style-name="P3">PLEASE USE THE STAIRS INSTEAD</text:p>
      <text:p text:style-name="P2"/>
      <text:p text:style-name="P5"/>
      <text:p text:style-name="P3"/>
      <text:p text:style-name="P3"/>
      <text:p text:style-name="P3">DON’T ENTER</text:p>
      <text:p text:style-name="P3"/>
      <text:p text:style-name="P3">PLEASE USE THE STAIRS INSTEA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01in" fo:margin-bottom="0.4201in" fo:margin-left="0.4201in" fo:margin-right="0.4201in" fo:border="0.99pt solid #000000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9:53:39.619690265</meta:creation-date>
    <dc:date>2017-07-18T20:20:43.354889111</dc:date>
    <meta:editing-duration>PT18M18S</meta:editing-duration>
    <meta:editing-cycles>11</meta:editing-cycles>
    <meta:generator>LibreOffice/5.3.0.3$Linux_X86_64 LibreOffice_project/30m0$Build-3</meta:generator>
    <meta:document-statistic meta:table-count="0" meta:image-count="0" meta:object-count="0" meta:page-count="5" meta:paragraph-count="10" meta:word-count="33" meta:character-count="193" meta:non-whitespace-character-count="169"/>
  </office:meta>
</office:document-meta>
</file>